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Mangal" svg:font-family="Manga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Symbol1" svg:font-family="Symbol" style:font-family-generic="system" style:font-pitch="variable"/>
  </office:font-face-decls>
  <office:automatic-styles>
    <style:style style:name="P1" style:family="paragraph" style:parent-style-name="Standard" style:master-page-name="Standard">
      <style:paragraph-properties fo:margin-left="0cm" fo:margin-right="0cm" fo:margin-top="0cm" fo:margin-bottom="0.353cm" fo:line-height="0.487cm" fo:text-align="justify" style:justify-single-word="false" fo:text-indent="0cm" style:auto-text-indent="false" style:page-number="auto"/>
    </style:style>
    <style:style style:name="P2" style:family="paragraph" style:parent-style-name="Standard">
      <style:paragraph-properties fo:margin-left="0cm" fo:margin-right="0cm" fo:margin-top="0cm" fo:margin-bottom="0cm" fo:line-height="0.423cm" fo:text-align="justify" style:justify-single-word="false" fo:text-indent="0cm" style:auto-text-indent="false"/>
    </style:style>
    <style:style style:name="P3" style:family="paragraph" style:parent-style-name="Standard">
      <style:paragraph-properties fo:margin-left="0cm" fo:margin-right="0cm" fo:margin-top="0cm" fo:margin-bottom="0cm" fo:line-height="0.423cm" fo:text-align="justify" style:justify-single-word="false" fo:text-indent="0cm" style:auto-text-indent="false">
        <style:tab-stops>
          <style:tab-stop style:position="3.93cm"/>
        </style:tab-stops>
      </style:paragraph-properties>
    </style:style>
    <style:style style:name="P4" style:family="paragraph" style:parent-style-name="Standard">
      <style:paragraph-properties fo:margin-left="0cm" fo:margin-right="0cm" fo:margin-top="0cm" fo:margin-bottom="0cm" fo:line-height="0.423cm" fo:text-align="justify" style:justify-single-word="false" fo:text-indent="0cm" style:auto-text-indent="false"/>
      <style:text-properties fo:color="#00000a" style:font-name="Calibri" fo:font-size="12pt" fo:letter-spacing="normal" style:font-name-asian="Calibri1" style:font-size-asian="12pt" style:font-name-complex="Calibri1"/>
    </style:style>
    <style:style style:name="P5" style:family="paragraph" style:parent-style-name="Standard">
      <style:paragraph-properties fo:margin-left="0cm" fo:margin-right="0cm" fo:margin-top="0cm" fo:margin-bottom="0cm" fo:line-height="0.423cm" fo:text-align="justify" style:justify-single-word="false" fo:text-indent="0cm" style:auto-text-indent="false"/>
      <style:text-properties fo:color="#00000a" style:font-name="Calibri" fo:font-size="12pt" fo:letter-spacing="normal" fo:font-weight="bold" style:font-name-asian="Calibri1" style:font-size-asian="12pt" style:font-weight-asian="bold" style:font-name-complex="Calibri1"/>
    </style:style>
    <style:style style:name="P6" style:family="paragraph" style:parent-style-name="Standard">
      <style:paragraph-properties fo:margin-left="0cm" fo:margin-right="0cm" fo:margin-top="0cm" fo:margin-bottom="0cm" fo:line-height="0.423cm" fo:text-align="justify" style:justify-single-word="false" fo:text-indent="0cm" style:auto-text-indent="false">
        <style:tab-stops>
          <style:tab-stop style:position="3.93cm"/>
        </style:tab-stops>
      </style:paragraph-properties>
      <style:text-properties fo:color="#00000a" style:font-name="Calibri" fo:font-size="12pt" fo:letter-spacing="normal" fo:font-weight="bold" style:font-name-asian="Calibri1" style:font-size-asian="12pt" style:font-weight-asian="bold" style:font-name-complex="Calibri1"/>
    </style:style>
    <style:style style:name="P7" style:family="paragraph" style:parent-style-name="Standard">
      <style:paragraph-properties fo:margin-left="0cm" fo:margin-right="0cm" fo:margin-top="0cm" fo:margin-bottom="0cm" fo:line-height="0.423cm" fo:text-align="justify" style:justify-single-word="false" fo:text-indent="0cm" style:auto-text-indent="false"/>
      <style:text-properties fo:color="#00000a" style:font-name="Calibri" fo:font-size="12pt" fo:letter-spacing="normal" fo:font-style="italic" style:font-name-asian="Calibri1" style:font-size-asian="12pt" style:font-style-asian="italic" style:font-name-complex="Calibri1"/>
    </style:style>
    <style:style style:name="P8" style:family="paragraph" style:parent-style-name="Standard">
      <style:paragraph-properties fo:margin-left="0cm" fo:margin-right="0cm" fo:margin-top="0cm" fo:margin-bottom="0cm" fo:line-height="0.423cm" fo:text-align="justify" style:justify-single-word="false" fo:text-indent="0cm" style:auto-text-indent="false"/>
      <style:text-properties fo:color="#00000a" style:font-name="Cambria" fo:font-size="12pt" fo:letter-spacing="normal" fo:font-weight="bold" style:font-name-asian="Cambria1" style:font-size-asian="12pt" style:font-weight-asian="bold" style:font-name-complex="Cambria1"/>
    </style:style>
    <style:style style:name="P9" style:family="paragraph" style:parent-style-name="Standard" style:list-style-name="WWNum1">
      <style:paragraph-properties fo:margin-left="1.27cm" fo:margin-right="0cm" fo:margin-top="0cm" fo:margin-bottom="0cm" fo:line-height="0.423cm" fo:text-align="justify" style:justify-single-word="false" fo:text-indent="-0.635cm" style:auto-text-indent="false"/>
    </style:style>
    <style:style style:name="P10" style:family="paragraph" style:parent-style-name="Standard" style:list-style-name="WWNum2">
      <style:paragraph-properties fo:margin-left="1.27cm" fo:margin-right="0cm" fo:margin-top="0cm" fo:margin-bottom="0cm" fo:line-height="0.423cm" fo:text-align="justify" style:justify-single-word="false" fo:text-indent="-0.635cm" style:auto-text-indent="false"/>
    </style:style>
    <style:style style:name="P11" style:family="paragraph" style:parent-style-name="Standard" style:list-style-name="WWNum4">
      <style:paragraph-properties fo:margin-left="1.27cm" fo:margin-right="0cm" fo:margin-top="0cm" fo:margin-bottom="0cm" fo:line-height="0.423cm" fo:text-align="justify" style:justify-single-word="false" fo:text-indent="-0.635cm" style:auto-text-indent="false"/>
    </style:style>
    <style:style style:name="P12" style:family="paragraph" style:parent-style-name="Standard" style:list-style-name="WWNum5">
      <style:paragraph-properties fo:margin-left="1.27cm" fo:margin-right="0cm" fo:margin-top="0cm" fo:margin-bottom="0cm" fo:line-height="0.423cm" fo:text-align="justify" style:justify-single-word="false" fo:text-indent="-0.635cm" style:auto-text-indent="false">
        <style:tab-stops>
          <style:tab-stop style:position="3.93cm"/>
        </style:tab-stops>
      </style:paragraph-properties>
    </style:style>
    <style:style style:name="P13" style:family="paragraph" style:parent-style-name="Standard" style:list-style-name="WWNum3">
      <style:paragraph-properties fo:margin-left="1.27cm" fo:margin-right="0cm" fo:margin-top="0cm" fo:margin-bottom="0.353cm" fo:line-height="0.487cm" fo:text-align="start" style:justify-single-word="false" fo:text-indent="-0.635cm" style:auto-text-indent="false"/>
    </style:style>
    <style:style style:name="P14" style:family="paragraph" style:parent-style-name="Standard">
      <style:paragraph-properties fo:margin-left="1.27cm" fo:margin-right="0cm" fo:margin-top="0cm" fo:margin-bottom="0cm" fo:line-height="0.423cm" fo:text-align="justify" style:justify-single-word="false" fo:text-indent="0cm" style:auto-text-indent="false"/>
      <style:text-properties fo:color="#00000a" style:text-position="sub 58%" style:font-name="Calibri" fo:font-size="12pt" fo:letter-spacing="normal" style:font-name-asian="Calibri1" style:font-size-asian="12pt" style:font-name-complex="Calibri1"/>
    </style:style>
    <style:style style:name="P15" style:family="paragraph" style:parent-style-name="Standard">
      <style:paragraph-properties fo:margin-left="1.27cm" fo:margin-right="0cm" fo:margin-top="0cm" fo:margin-bottom="0cm" fo:line-height="0.423cm" fo:text-align="justify" style:justify-single-word="false" fo:text-indent="0cm" style:auto-text-indent="false"/>
      <style:text-properties fo:color="#00000a" style:font-name="Calibri" fo:font-size="12pt" fo:letter-spacing="normal" style:font-name-asian="Calibri1" style:font-size-asian="12pt" style:font-name-complex="Calibri1"/>
    </style:style>
    <style:style style:name="P16" style:family="paragraph" style:parent-style-name="Standard">
      <style:paragraph-properties fo:margin-left="1.27cm" fo:margin-right="0cm" fo:margin-top="0cm" fo:margin-bottom="0cm" fo:line-height="0.423cm" fo:text-align="justify" style:justify-single-word="false" fo:text-indent="0cm" style:auto-text-indent="false"/>
    </style:style>
    <style:style style:name="P17" style:family="paragraph" style:parent-style-name="Standard">
      <style:paragraph-properties fo:margin-left="1.27cm" fo:margin-right="0cm" fo:margin-top="0cm" fo:margin-bottom="0.353cm" fo:line-height="0.487cm" fo:text-align="start" style:justify-single-word="false" fo:text-indent="0cm" style:auto-text-indent="false"/>
    </style:style>
    <style:style style:name="T1" style:family="text">
      <style:text-properties fo:color="#4f81bd" style:font-name="Cambria" fo:font-size="12pt" fo:letter-spacing="normal" fo:font-weight="bold" style:font-name-asian="Cambria1" style:font-size-asian="12pt" style:font-weight-asian="bold" style:font-name-complex="Cambria1"/>
    </style:style>
    <style:style style:name="T2" style:family="text">
      <style:text-properties fo:color="#00000a" style:font-name="Calibri" fo:font-size="12pt" fo:letter-spacing="normal" style:font-name-asian="Calibri1" style:font-size-asian="12pt" style:font-name-complex="Calibri1"/>
    </style:style>
    <style:style style:name="T3" style:family="text">
      <style:text-properties fo:color="#00000a" style:font-name="Calibri" fo:font-size="12pt" fo:letter-spacing="normal" fo:font-weight="bold" style:font-name-asian="Calibri1" style:font-size-asian="12pt" style:font-weight-asian="bold" style:font-name-complex="Calibri1"/>
    </style:style>
    <style:style style:name="T4" style:family="text">
      <style:text-properties fo:color="#00000a" style:text-position="sub 58%" style:font-name="Calibri" fo:font-size="12pt" fo:letter-spacing="normal" style:font-name-asian="Calibri1" style:font-size-asian="12pt" style:font-name-complex="Calibri1"/>
    </style:style>
    <style:style style:name="T5" style:family="text">
      <style:text-properties fo:color="#00000a" style:text-position="super 58%" style:font-name="Calibri" fo:font-size="12pt" fo:letter-spacing="normal" style:font-name-asian="Calibri1" style:font-size-asian="12pt" style:font-name-complex="Calibri1"/>
    </style:style>
    <style:style style:name="T6" style:family="text">
      <style:text-properties fo:color="#00cc00" style:font-name="Calibri" fo:font-size="12pt" fo:letter-spacing="normal" fo:font-weight="bold" style:font-name-asian="Calibri1" style:font-size-asian="12pt" style:font-weight-asian="bold"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cilMEHANIKA </text:span></text:p>
      <text:p text:style-name="P2"><text:span text:style-name="T3">1) Razloži, kako opišemo gibanje točkastega telesa v eni in v več dimenzijah. <text:s/>Navedi primer laboratorijskega eksperimenta (ali analize pojava v naravi) za ponazoritev enakomerno pospešenega gibanja.</text:span></text:p>
      <text:p text:style-name="P4"/>
      <text:p text:style-name="P2"><text:span text:style-name="T2">Gibanje zapišemo kot funkcijo spreminjanja lege v času, v eni dimenziji je to x = x(t), pri več dimenzijah pa dodamo še y = y(t) in z = z(t). Hitrost gibanja je odvod koordinate po času, pospešek pa je odvod hitrosti oz. drugi odvod koordinate po času. </text:span></text:p>
      <text:p text:style-name="P2"><text:span text:style-name="T2">Glede na velikost hitrosti razlikujemo enakomerno (velikost hitrosti se s časom ne spreminja) in neenakomerno gibanje (velikost se spreminja, če se spreminja linearno, imamo enakomerno pospešeno/pojemajoče gibanje – pospešek je konstanten). <text:s/></text:span></text:p>
      <text:p text:style-name="P2"><text:span text:style-name="T2">Primer: jahač na nagnjeni zračni drči (skoraj brez trenja).</text:span></text:p>
      <text:p text:style-name="P4"/>
      <text:p text:style-name="P2"><text:span text:style-name="T3">2) Razloži Newtonove zakone za točkasto telo. Navedi primer laboratorijskega eksperimenta (ali analize pojava v naravi) za ponazoritev tega izreka.</text:span></text:p>
      <text:p text:style-name="P5"/>
      <text:list xml:id="list6412791652426928580" text:style-name="WWNum1">
        <text:list-item>
          <text:p text:style-name="P9"><text:span text:style-name="T2">Če na telo ne deluje nobena sila ali pa je rezultanta vseh sil nanj enaka nič, telo miruje ali pa se giblje premo enakomerno: F = 0 -&gt; a = 0</text:span></text:p>
        </text:list-item>
        <text:list-item>
          <text:p text:style-name="P9"><text:span text:style-name="T2">Sila (oz. rezultanta sil) je masa telesa krat pospešek: F = m*a.</text:span></text:p>
        </text:list-item>
        <text:list-item>
          <text:p text:style-name="P9"><text:span text:style-name="T2">Če telo 1 deluje na telo 2 z neko silo, deluje telo 2 na telo 1 z nasprotno enako silo: F</text:span><text:span text:style-name="T4">21</text:span><text:span text:style-name="T2"> <text:s/>= -F</text:span><text:span text:style-name="T4">12</text:span></text:p>
        </text:list-item>
      </text:list>
      <text:p text:style-name="P14"/>
      <text:p text:style-name="P2"><text:span text:style-name="T2">Avto vozi po avtocesti s stalno hitrostjo 130 km/h. Vržemo lahko žogico in težjo -&gt; težja se hitreje ustavi. Odrivam stol od sebe in stol deluje name z enako silo kot jaz nanj.</text:span></text:p>
      <text:p text:style-name="P4"/>
      <text:p text:style-name="P2"><text:span text:style-name="T3">3) (</text:span><text:span text:style-name="T6">manjka</text:span><text:span text:style-name="T3">)</text:span></text:p>
      <text:p text:style-name="P4"/>
      <text:p text:style-name="P2"><text:span text:style-name="T3">4) Razloži izrek o kinetični energiji za točkasto telo. Navedi primer laboratorijskega eksperimenta (ali analize pojava v naravi) za ponazoritev tega izreka.</text:span></text:p>
      <text:p text:style-name="P4"/>
      <text:p text:style-name="P2"><text:span text:style-name="T2">Sprememba kinetične energije je enaka vloženemu delu. Lahko jo opredelimo kot delo, ki je potrebno, da telo spravimo iz mirovanja v gibanje z neko hitrostjo v. Kinetično energijo imajo telesa, ki se gibljejo, odvisna pa je od hitrosti telesa in mase telesa.</text:span></text:p>
      <text:p text:style-name="P2"><text:span text:style-name="T2">Primer: dve žogi z različnima masama vržemo z enako hitrostjo – težja ima večjo kin. energijo, njej smo tudi namenili več dela.</text:span></text:p>
      <text:p text:style-name="P4"/>
      <text:p text:style-name="P2"><text:span text:style-name="T3">5) Razloži izrek o gibalni količini za sistem točkastih teles. Navedi primer laboratorijskega eksperimenta (ali analize pojava v naravi) za ponazoritev tega izreka.</text:span></text:p>
      <text:p text:style-name="P5"/>
      <text:p text:style-name="P2"><text:span text:style-name="T2">Sprememba skupne gibalne količine sistema teles je enaka skupnemu sunku vseh zunanjih sil. Delo sile pomeni učinek sile na določeni poti, sunek sile pa njen učinek v določenem času. Brez vpliva zunanjih sil se gibalna količina sistema ohranja. S pomočjo izreka lahko računamo trke teles. </text:span></text:p>
      <text:p text:style-name="P2"><text:span text:style-name="T2">Primer: dve telesi z enakima masama trčita v 1D -&gt; sistem se bo gibal v smer hitrejšega.</text:span></text:p>
      <text:p text:style-name="P5"/>
      <text:p text:style-name="P2"><text:span text:style-name="T3">6) Opiši gravitacijsko silo med dvema telesoma. Navedi primer možnega laboratorijskega eksperimenta (ali analize pojava v naravi) za ponazoritev te sile.</text:span></text:p>
      <text:p text:style-name="P5"/>
      <text:p text:style-name="P2"><text:span text:style-name="T2">Na dve telesi z masama m</text:span><text:span text:style-name="T4">1</text:span><text:span text:style-name="T2"> in m</text:span><text:span text:style-name="T4">2</text:span><text:span text:style-name="T2"> na razdalji r deluje privlačna gravitacijska sila : F</text:span><text:span text:style-name="T4">g</text:span><text:span text:style-name="T2"> = m</text:span><text:span text:style-name="T4">1</text:span><text:span text:style-name="T2">*m</text:span><text:span text:style-name="T4">2</text:span><text:span text:style-name="T2">*G /r</text:span><text:span text:style-name="T5">2</text:span><text:span text:style-name="T2"> </text:span></text:p>
      <text:p text:style-name="P2"><text:span text:style-name="T2">Gravitacijsko konstanto lahko izmerimo s torzijsko tehtnico – dvem kroglam na vrteči prečki približamo drugi dve krogli, zaradi gravitacijske privlačnosti se začne vrteti – nato pa lahko izmerimo sile in izpeljemo G.</text:span></text:p>
      <text:p text:style-name="P2"><text:soft-page-break/><text:span text:style-name="T2">Na površju planeta gledamo na gravitacijsko silo kot silo teže. Gravitacijska sila je šibka sila dolgega dosega. Zaradi privlačne grav. sile kroži Luna okoli Zemlje in Zemlja okoli Sonca.</text:span></text:p>
      <text:p text:style-name="P4"/>
      <text:p text:style-name="P2"><text:span text:style-name="T3">7) (</text:span><text:span text:style-name="T6">zelo podobno</text:span><text:span text:style-name="T3">) Razloži pojem potencialne energije ter povezavo med delom in potencialno energijo. Navedi primer laboratorijskega eksperimenta (ali analize pojava v naravi) za ponazoritev te povezave.</text:span></text:p>
      <text:p text:style-name="P7"/>
      <text:p text:style-name="P2"><text:span text:style-name="T2">Potencialnih energij je več sort, v splošnem je to energija, ki jo ima telo zaradi svoje lege v polju sil. Potencialna energija zaradi sile teže je enaka delu sile, ki nasprotuje teži in vleče telo navzgor. Odvisna je od mase telesa in tudi tega, kje izberemo h = 0. Pri spremembi potencialne energije je važna samo razlika med začetno in končno višino.</text:span></text:p>
      <text:p text:style-name="P2"><text:span text:style-name="T2">Primer: Žogo vržemo navpično v zrak. Oddali smo delo, ki se je pretvorilo v kinetično energijo, ta pa se pretvarja v potencialno energijo, dokler telo ne doseže najvišje lege. Nato se pot. pretvarja v kin. energijo.</text:span></text:p>
      <text:p text:style-name="P7"/>
      <text:p text:style-name="P2"><text:span text:style-name="T3">8) Razloži Newtonove zakone za togo telo. Navedi primer laboratorijskega eksperimenta (ali analize pojava v naravi) za ponazoritev teh zakonov.</text:span></text:p>
      <text:p text:style-name="P4"/>
      <text:list xml:id="list973069265930589422" text:style-name="WWNum2">
        <text:list-item>
          <text:p text:style-name="P10"><text:span text:style-name="T2">Zakon vztrajnosti : Če togo telo miruje, se ne giblje in ne vrti ali pa se giblje premo enakomerno, velja, da je rezultanta vseh sil in navorov enaka 0. <text:s/></text:span></text:p>
        </text:list-item>
      </text:list>
      <text:p text:style-name="P16"><text:span text:style-name="T2">Primer: Palico podpremo na težišču in jo držimo v ravnovesju.</text:span></text:p>
      <text:p text:style-name="P15"/>
      <text:list xml:id="list2760376461389990888" text:style-name="WWNum3">
        <text:list-item>
          <text:p text:style-name="P13"><text:span text:style-name="T2">Rezultanta vseh zunanjih sil, ki delujejo na telo, je enaka produktu mase in odvodu hitrosti (pospešku) po času, pri čemer gledamo hitrost in pospešek v težišču danega telesa.</text:span></text:p>
        </text:list-item>
      </text:list>
      <text:p text:style-name="P17"><text:span text:style-name="T2">Primer: raketa se razpoči, masno središče delcev se giblje po enaki poti naprej</text:span></text:p>
      <text:list xml:id="list4985363707395418038" text:style-name="WWNum4">
        <text:list-item>
          <text:p text:style-name="P11"><text:span text:style-name="T2">Vsota vseh navorov na togo telo je enaka produktu vztrajnostnega momenta in kotnega pospeška. Os navorov je enaka osi vrtenja.</text:span></text:p>
        </text:list-item>
      </text:list>
      <text:p text:style-name="P4"/>
      <text:p text:style-name="P2"><text:span text:style-name="T3">9) Razloži izrek o vrtilni količini za primer vrtenja togega telesa okoli nepremične osi. Navedi primer laboratorijskega eksperimenta (ali analize pojava v naravi) za ponazoritev tega izreka.</text:span></text:p>
      <text:p text:style-name="P5"/>
      <text:p text:style-name="P2"><text:span text:style-name="T2">Sprememba vrtilne količine telesa glede na izbrano os v časovni enoti je enaka vsoti sunkov vseh zunanjih navorov. Če je navor 0, se vrtilna količina in kotna hitrost ne spreminjata.</text:span></text:p>
      <text:p text:style-name="P2"><text:span text:style-name="T2">Primer: vrtenje na stolu – navora nismo dodajali, torej se vrtilna količina ohranja. Ko uteži odročimo, se vztrajnostni moment poveča, zato se kotna hitrost zmanjša in obratno.</text:span></text:p>
      <text:p text:style-name="P5"/>
      <text:p text:style-name="P2"><text:span text:style-name="T3">10) Razloži izrek o kinetični energiji za togo telo, ki se vrti okoli nepremične osi. Navedi primer laboratorijskega eksperimenta (ali analize pojava v naravi) za ponazoritev tega izreka.</text:span></text:p>
      <text:p text:style-name="P7"/>
      <text:p text:style-name="P2"><text:span text:style-name="T2">Pri togem telesu poznamo translacijsko in rotacijsko kinetično energijo. Kinetično energijo pri togem telesu zapišemo kot vsoto obeh (pri prvi vzamemo hitrost premikanja središča, pri drugi pa integral po prostornini vseh koščkov – vsota posameznih kinetičnih energij glede na težiščni sistem /masno središče sistema). </text:span></text:p>
      <text:p text:style-name="P2"><text:span text:style-name="T2">Primer: kotaleč valj po klancu – premika se navzdol in hkrati še vrti.</text:span></text:p>
      <text:p text:style-name="P8"/>
      <text:p text:style-name="P2"><text:soft-page-break/><text:span text:style-name="T1">ELEKTRIKA IN MAGNETIZEM </text:span></text:p>
      <text:p text:style-name="P8"/>
      <text:p text:style-name="P2"><text:span text:style-name="T3">1) (</text:span><text:span text:style-name="T6">zelo podobno</text:span><text:span text:style-name="T3">) Opiši električno silo med dvema telesoma. Navedi primer laboratorijskega eksperimenta (ali analize pojava v naravi) za ponazoritev te sile.</text:span></text:p>
      <text:p text:style-name="P5"/>
      <text:p text:style-name="P2"><text:span text:style-name="T2">Med dvema točkastima nabojema e1 in e2 na razdalji r deluje električna sila F = e</text:span><text:span text:style-name="T4">1</text:span><text:span text:style-name="T2">*e</text:span><text:span text:style-name="T4">2</text:span><text:span text:style-name="T2">/(4*π*ε</text:span><text:span text:style-name="T4">0</text:span><text:span text:style-name="T2">*r</text:span><text:span text:style-name="T5">2</text:span><text:span text:style-name="T2">) – Coulombov zakon. Med nabojema z enakim predznakom je odbojna, drugače pa privlačna. Tako kot gravitacijska je sila centralna – deluje v smeri zveznice med nabojema, pada pa s kvadratom oddaljenosti.</text:span></text:p>
      <text:p text:style-name="P2"><text:span text:style-name="T2">Primer: dve kroglici na vrvicah, ki ju naelektriko z enakim nabojem in se <text:s/>zato razmakneta (odbijata)</text:span></text:p>
      <text:p text:style-name="P7"/>
      <text:p text:style-name="P2"><text:bookmark-start text:name="__DdeLink__233_2118626518"/><text:span text:style-name="T3">2) (</text:span><text:span text:style-name="T6">manjka</text:span><text:bookmark-end text:name="__DdeLink__233_2118626518"/><text:span text:style-name="T3">)</text:span></text:p>
      <text:p text:style-name="P5"/>
      <text:p text:style-name="P2"><text:span text:style-name="T3">3) Razloži pojem električne potencialne energije, električnega potenciala in električne napetosti ter njegovo povezavo z delom pri premikanju naboja v električnem polju. Navedi primer laboratorijskega eksperimenta (ali analize pojava v naravi) za ponazoritev te povezave.</text:span></text:p>
      <text:p text:style-name="P5"/>
      <text:p text:style-name="P2"><text:span text:style-name="T2">Električna potencialna energija je enaka opravljenemu delu pri premiku naboja v električnem polju drugega naboja. Električni potencial je določen kot el. pot. energija na enoto naboja in ga definiramo samo z enim nabojem. Odvisen je od naboja in izbrane točke v prostoru. Električna napetost je razlika električnih potencialov med dvema točkama v prostoru. Ko premikamo naboj iz ene točke v drugo, opravimo delo eU. </text:span></text:p>
      <text:p text:style-name="P2"><text:span text:style-name="T2">Primer: premikanje nabite kroglice okoli druge nabite kroglice<text:tab/></text:span></text:p>
      <text:p text:style-name="P4"/>
      <text:p text:style-name="P2"><text:span text:style-name="T3">4) Opiši pojem električnega toka ter povezavo med tokom, napetostjo in električno energijo. Razloži Kirchoffova zakona za električna vezja. Navedi primer laboratorijskega eksperimenta (ali analize pojava v naravi) za ponazoritev teh zakonov. <text:s/></text:span></text:p>
      <text:p text:style-name="P6"/>
      <text:p text:style-name="P3"><text:span text:style-name="T2">Električni tok v vodniku je pretok naboja skozi neki izbrani prerez na časovno enoto. Električna energija je produkt toka, napetosti in časa. Kirchoffova zakona:</text:span></text:p>
      <text:list xml:id="list6314636017623971528" text:style-name="WWNum5">
        <text:list-item>
          <text:p text:style-name="P12"><text:span text:style-name="T2">V vsakem razvejišču električnih tokoh je vsota vstopnih tokov enaka vsoti izstopnih. Naboj se v razvejišču ne kopiči in steče ves naprej.</text:span></text:p>
        </text:list-item>
        <text:list-item>
          <text:p text:style-name="P12"><text:span text:style-name="T2">Če gremo po katerikoli zanki oz. krožni poti v vezju, je vsota napetosti enaka nič. Napetost med dvema točkama je vedno razlika njunih električnih potencialov, če pa se po krožni poti vrnemo v isto točko, je razlika potencialov enaka nič.</text:span></text:p>
        </text:list-item>
      </text:list>
      <text:p text:style-name="P3"><text:span text:style-name="T2">Primer: računanje v mreži več upornikov</text:span></text:p>
      <text:p text:style-name="P5"/>
      <text:p text:style-name="P2"><text:span text:style-name="T3">5) Opiši magnetno polje, ki nastane v okolici točkastega magnetnega dipola (majhnega permanentnega magneta) in njegov učinek na drugi točkasti magnetni dipol. Navedi primer laboratorijskega eksperimenta (ali analize pojava v naravi) za ponazoritev tega polja. <text:s/></text:span></text:p>
      <text:p text:style-name="P5"/>
      <text:p text:style-name="P2"><text:span text:style-name="T2">Magnetno polje je posrednik za magnetno silo, ki prav tako kot električna deluje na daljavo. Silnice (črte, ki sledijo smeri magnetnega polja) kažejo od južnega pola proti severnemu. Južni in severni pol se privlačita, pola iste vrste pa odbijata.</text:span></text:p>
      <text:p text:style-name="P2"><text:span text:style-name="T2">Primer: Če potiskamo skupaj dva severna pola magnetov, bomo čutili čedalje več upora, ko ju bomo hoteli približati.</text:span></text:p>
      <text:p text:style-name="P4"/>
      <text:p text:style-name="P2"><text:span text:style-name="T3">6) Opiši značilnosti magnetnega polja, ki nastane v okolici vodnikov s tokom in njegov učinek na točkasti magnetni dipol. Navedi primer laboratorijskega eksperimenta (ali analize pojava v naravi) za ponazoritev tega polja. <text:s/></text:span></text:p>
      <text:p text:style-name="P5"/>
      <text:p text:style-name="P2"><text:soft-page-break/><text:span text:style-name="T2">Magnetno polje okoli dolgega ravnega vodnika ima smer tangente (pravilo desnega vijaka). Na magnetni dipol deluje magnetni navor, ki poskuša dipol usmeriti v smer mag. polja. Navor je odvisen od gostote mag. polja in magnetnega dipolnega momenta dipola.</text:span></text:p>
      <text:p text:style-name="P2"><text:span text:style-name="T2">Primer: Magnetna igla (kompas) se odkloni v bližini vodnika, skozi katerega teče tok.</text:span></text:p>
      <text:p text:style-name="P5"/>
      <text:p text:style-name="P2"><text:span text:style-name="T3">7) <text:s/>Opiši sile in navore, ki delujejo na vodnik z električnim tokom, ko ga postavimo v zunanje magnetno polje. Navedi primer laboratorijskega eksperimenta (ali analize pojava v naravi) za ponazoritev opisanih vplivov. <text:s/></text:span></text:p>
      <text:p text:style-name="P5"/>
      <text:p text:style-name="P2"><text:span text:style-name="T2">Na raven vodnik v mag. polju deluje sila F</text:span><text:span text:style-name="T4">m</text:span><text:span text:style-name="T2"> = I*L*B. Če je vodnik zvit (zanka ali tuljava), raje gledamo magnetni navor: M = μ x B. Gledamo dvojico sil na dve stranici zanke, vzporedni z osjo vrtenja. Ta princip se uporablja pri elektromotorju (skozi zanko v magnetnem polju poženemo tok, zanka se začne vrteti in proizvajati mehansko energijo)</text:span></text:p>
      <text:p text:style-name="P2"><text:span text:style-name="T2">Primer: obesimo tuljavo in skozi njo poženemo tok, tuljava se poravna s smerjo zemeljskega mag. polja.</text:span></text:p>
      <text:p text:style-name="P5"/>
      <text:p text:style-name="P2"><text:span text:style-name="T3">8) Razloži pojav električne indukcije. Navedi primer laboratorijskega eksperimenta (ali analize pojava v naravi) za ponazoritev tega pojava. <text:s/></text:span></text:p>
      <text:p text:style-name="P5"/>
      <text:p text:style-name="P2"><text:span text:style-name="T2">Do indukcije (induciranja napetosti) pride, ko nastane električna napetost v vodniku, ki ga premikamo skozi magnetno polje (pri tem smer vodnika ne sovpada s smerjo mag. polja) ali v električnem krogu, postavljenem v spremenljivem mag. polju in s tem spreminjamo magnetni pretok. Tok, ki steče skozi vodnik, skuša s svojim magnetnim poljem nasprotovati spremembi, ki ga je povzročila.</text:span></text:p>
      <text:p text:style-name="P2"><text:span text:style-name="T2">Primer: generator (elektrarne) – vrtenje tuljave v mag. polju</text:span></text:p>
      <text:p text:style-name="P5"/>
      <text:p text:style-name="P2"><text:span text:style-name="T3">9) (</text:span><text:span text:style-name="T6">zelo podobno</text:span><text:span text:style-name="T3">) Opiši, kako transformiramo izmenično napetost ter razloži odziv različnih elektronskih elementov (upor, kondenzator, tuljava) na izmenično napetost. Navedi primer laboratorijskega eksperimenta za ponazoritev omenjenih pojavov.</text:span></text:p>
      <text:p text:style-name="P5"/>
      <text:p text:style-name="P2"><text:span text:style-name="T2">Za to uporabljamo transformator – napravo za spreminjanje amplitude napetosti in toka pri izmeničnem toku. Sestavljen je iz sklenjenega železnega jedra in dveh tuljav z različnima številoma ovojev, deluje na osnovi indukcije. Ko gre za izmenični tok, srečamo pri upornikih impedanco, ki predstavlja upor pri izmeničnemu toku. Ta pride v poštev, ker imata tok in napetost različno fazo (fazni zamik). Pri kondenzatorju v izmeničnem tokokrogu, njegov naboj in energija nihata (sinusna funkcija), saj tok pri določeni frekvenci spreminja smer. Kondenzator v primeru dvosmerne napetosti tok prepušča, v pri enosmerni pa ne (kapacitivna prevodnost).</text:span></text:p>
      <text:p text:style-name="P2"><text:span text:style-name="T2">Primer: induktivna sklopitev dveh tuljav v transformator: razmerje amplitud napetosti je enako razmerju števil ovojev.</text:span></text:p>
      <text:p text:style-name="P2"/>
      <text:p text:style-name="P2"><text:span text:style-name="T3">10) (</text:span><text:span text:style-name="T6">manjka</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family-generic="roman" style:font-pitch="variable" style:font-charset="x-symbol"/>
    <style:font-face style:name="Mangal" svg:font-family="Manga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size="12pt" fo:language="en" fo:country="US"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default-outline-level="" style:class="list">
      <style:text-properties style:font-name-complex="Mangal"/>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style>
    <style:style style:name="Text_20_Body" style:display-name="Text Body" style:family="paragraph" style:parent-style-name="Standard" style:default-outline-level="">
      <style:paragraph-properties fo:margin-top="0cm" fo:margin-bottom="0.247cm" fo:line-height="120%"/>
    </style:style>
    <style:style style:name="ListLabel_20_1" style:display-name="ListLabel 1" style:family="text">
      <style:text-properties style:font-name-complex="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4"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editing-cycles>0</meta:editing-cycles>
    <meta:editing-duration>P0D</meta:editing-duration>
    <meta:document-statistic meta:table-count="0" meta:image-count="0" meta:object-count="0" meta:page-count="4" meta:paragraph-count="65" meta:word-count="1757" meta:character-count="11396"/>
    <meta:generator>OpenOffice/4.0.1$Win32 OpenOffice.org_project/401m5$Build-9714</meta:generator>
  </office:meta>
</office:document-meta>
</file>